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text:list-style style:name="L1">
      <text:list-level-style-bullet text:level="1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D</text:p>
      <text:p text:style-name="Standard">نرم افزار‌های CAD شامل هر نرم افزاری می‌شن که به علت کیفیت بهتر ، سرعت بالاتر یا آزادی عمل بیشتر جایگزین عملی که در دنیای واقعی امکان پذیره می‌شن. </text:p>
      <text:p text:style-name="Standard">CAD به طور مثال شامل نرم افزار‌های ادیت عکس مثل photoshop یا gimp شامل نرم افزار‌های حسابداری شامل نرم افزار‌های office و نرم افزار‌های نقشه کشی مثل autocad و freecad هستند.</text:p>
      <text:p text:style-name="Standard">حال در تحقیقی که انجام دادم نرم افزار ‌های CAD مربوط به طراحی معماری به صورت دو بعدی در لینوکس رو بررسی کردم و سه نرم افزار بارز رو مشخص کردم. </text:p>
      <text:p text:style-name="Standard"/>
      <text:p text:style-name="Standard">-اولین نرم‌افزار، FreeCAD هست که به صورت خیلی ابتدایی یک CAD برای نقشه‌کشی رو در اختیار می‌گذاره. اما با نقص‌های وسیعی که شامل نداشتن نوار command <text:s/>و کم بودن optionهای اصلی می‌شه. مثلا سیستم خط گذاری فقط بر اساس سیستم دستگاه مختصات نقطه هست که با وارد کردن مختصات( x y z ) نقطه‌ی اول و نقطه‌ی دوم خط کشیده می‌شه. که بیشتر فقط به درد نقشه‌کشی شهری و نقشه‌کشی‌ها با مقیاس بزرگ‌تر از 500 هست. <text:s/>اما ویژگی این نرم افزار اینه که به صورت پیشفرض سیستم سه بعدی رو داراست. این نرم‌افزار دارای لایسنس رایگان و open source هست. </text:p>
      <text:p text:style-name="Standard">-دومین نرم افزار ، به اسم QCAD هست که به طور پیشفرض در مخازن رسمی fedora موجوده. این نرم افزار نسبت به نرم افزار قبلی دارای optionهای بیشتری هست و خط command رو داراست. اما سیستم سه بعدی سازی نداره. لیسانس این نرم‌افزار هم لیسانس آزاد هست.</text:p>
      <text:p text:style-name="Standard">-سومین نرم افزار ، نرم افزار نرم افزار DraftSight هست که بیشترین شبیه‌سازی رو نصبت AutoCAD داره و آپشن‌های متعدد و بسیار زیادی داره. در حال حاضر ورژن beta هست و لایسنش هم متن بسته هست. این نرم افزار برای ویندوز و مک هم قابل دسترسه که امکان پولی شدن این نرم افزار پس از اومدن ورژن stable رو هم بالا می‌بره.</text:p>
      <text:p text:style-name="Standard"><text:s/></text:p>
      <text:p text:style-name="Standard"/>
      <text:p text:style-name="Standard">سپس بازی Super TuxKart رو که شبیه سازی بازی CRASH RACE <text:s/>در PS1 رو معرفی کردم. </text:p>
      <text:p text:style-name="Standard">بعد از اون بازی گرافیکی SAVAGE 2 رو معرفی کردم که به صورت strategic <text:s/>و اول شخص قابل بازیه و بازی تحت شبکه محسوب می‌ش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nardust </meta:initial-creator>
    <meta:creation-date>2012-04-23T20:02:47</meta:creation-date>
    <meta:document-statistic meta:table-count="0" meta:image-count="0" meta:object-count="0" meta:page-count="1" meta:paragraph-count="10" meta:word-count="343" meta:character-count="1723" meta:non-whitespace-character-count="1382"/>
    <dc:date>2012-04-23T20:21:43</dc:date>
    <dc:creator>honardust </dc:creator>
    <meta:editing-duration>PT5S</meta:editing-duration>
    <meta:editing-cycles>1</meta:editing-cycles>
    <meta:generator>LibreOffice/3.4$Linux LibreOffice_project/340m1$Build-502</meta:generator>
  </office:meta>
</office:document-meta>
</file>